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05F0000003489787AFE.png"/>
  <manifest:file-entry manifest:media-type="image/png" manifest:full-path="Pictures/100002010000005F00000034C0DCD3CB.png"/>
  <manifest:file-entry manifest:media-type="image/png" manifest:full-path="Pictures/10000201000001870000003A6F1D0DB6.png"/>
  <manifest:file-entry manifest:media-type="image/jpeg" manifest:full-path="Pictures/100000000000063D0000007C340880C9.jpg"/>
  <manifest:file-entry manifest:media-type="image/jpeg" manifest:full-path="Pictures/100000000000063D000001AE1F8C880D.jpg"/>
  <manifest:file-entry manifest:media-type="image/png" manifest:full-path="Pictures/10000201000001CE000000A4E3CCDB9E.png"/>
  <manifest:file-entry manifest:media-type="image/png" manifest:full-path="Pictures/100002010000015A000000BB277D31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 smil:type="dissolv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4" style:family="graphic">
      <style:graphic-properties draw:stroke="none" draw:fill="solid" draw:fill-color="#ffffff" draw:textarea-horizontal-align="justify" draw:textarea-vertical-align="middle" draw:auto-grow-height="false" fo:padding-top="1.058cm" fo:padding-bottom="1.058cm" fo:padding-left="1.058cm" fo:padding-right="1.058cm" fo:wrap-option="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solid" svg:stroke-width="0.035cm" svg:stroke-color="#cccccc" draw:stroke-linejoin="miter" draw:fill="solid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.161cm" fo:wrap-option="wrap"/>
    </style:style>
    <style:style style:name="gr8" style:family="graphic">
      <style:graphic-properties draw:stroke="solid" svg:stroke-width="0.035cm" svg:stroke-color="#cccccc" draw:stroke-linejoin="miter" draw:fill="gradient" draw:fill-color="#000000" draw:fill-gradient-name="Gradient_20_8" draw:textarea-horizontal-align="justify" draw:textarea-vertical-align="middle" draw:auto-grow-height="false" fo:padding-top="0cm" fo:padding-bottom="0cm" fo:padding-left="0cm" fo:padding-right="0cm" fo:wrap-option="wrap"/>
    </style:style>
    <style:style style:name="gr9" style:family="graphic">
      <style:graphic-properties draw:stroke="solid" svg:stroke-width="0.026cm" svg:stroke-color="#808080" draw:stroke-linejoin="miter" draw:fill="gradient" draw:fill-color="#c0c0c0" draw:fill-gradient-name="Gradient_20_9" draw:textarea-horizontal-align="justify" draw:textarea-vertical-align="middle" draw:auto-grow-height="false" fo:padding-top="0cm" fo:padding-bottom="0cm" fo:padding-left="0cm" fo:padding-right="0.161cm" fo:wrap-option="wrap"/>
    </style:style>
    <style:style style:name="gr10" style:family="graphic">
      <style:graphic-properties draw:stroke="none" draw:fill="gradient" draw:fill-color="#530000" draw:fill-gradient-name="Gradient_20_10" draw:opacity="4%" draw:textarea-horizontal-align="justify" draw:textarea-vertical-align="top" draw:auto-grow-height="false" fo:padding-top="0cm" fo:padding-bottom="0cm" fo:padding-left="0cm" fo:padding-right="0cm" fo:wrap-option="wrap"/>
    </style:style>
    <style:style style:name="gr11" style:family="graphic">
      <style:graphic-properties draw:stroke="none" draw:fill="gradient" draw:fill-color="#000000" draw:fill-gradient-name="Gradient_20_11" draw:opacity="40%" draw:textarea-horizontal-align="justify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1.307cm" fo:min-width="0cm" fo:padding-top="0.141cm" fo:padding-bottom="0.141cm" fo:padding-left="0.141cm" fo:padding-right="0.141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7.146cm" fo:min-width="0cm" fo:padding-top="0cm" fo:padding-bottom="0cm" fo:padding-left="0cm" fo:padding-right="0cm" fo:wrap-option="wrap"/>
    </style:style>
    <style:style style:name="pr4" style:family="presentation" style:parent-style-name="Title1-notes">
      <style:graphic-properties draw:fill-color="#ffffff" fo:min-height="11.432cm"/>
    </style:style>
    <style:style style:name="pr5" style:family="presentation" style:parent-style-name="Title2-notes">
      <style:graphic-properties draw:fill-color="#ffffff" fo:min-height="11.432cm"/>
    </style:style>
    <style:style style:name="pr6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4.692cm" style:use-optimal-column-width="false"/>
    </style:style>
    <style:style style:name="ro1" style:family="table-row">
      <style:table-row-properties style:row-height="1.786cm"/>
    </style:style>
    <style:style style:name="ce1" style:family="table-cell">
      <style:graphic-properties draw:fill="gradient" draw:fill-gradient-name="Gradient_20_12" style:repeat="repeat" draw:textarea-vertical-align="middle" fo:padding-top="0.141cm" fo:padding-bottom="0.141cm" fo:padding-left="0.141cm" fo:padding-right="0.141cm"/>
      <style:paragraph-properties fo:margin-left="0cm" fo:margin-right="0cm" fo:line-height="100%" fo:text-indent="0cm" style:border-line-width="0.017cm 0cm 0.017cm" fo:border="0.017cm solid #b3b3b3" style:punctuation-wrap="hanging" style:line-break="strict"/>
    </style:style>
    <style:style style:name="ce2" style:family="table-cell">
      <style:graphic-properties draw:fill="gradient" draw:fill-gradient-name="Gradient_20_12" style:repeat="repeat" draw:textarea-vertical-align="middle" fo:padding-top="0.141cm" fo:padding-bottom="0.141cm" fo:padding-left="0.141cm" fo:padding-right="0.141cm"/>
      <style:paragraph-properties fo:margin-left="0cm" fo:margin-right="0cm" fo:line-height="100%" fo:text-indent="0cm" style:border-line-width="0.017cm 0cm 0.017cm" fo:border="0.017cm solid #b3b3b3" style:punctuation-wrap="hanging" style:line-break="strict"/>
    </style:style>
    <style:style style:name="ce3" style:family="table-cell">
      <style:graphic-properties draw:fill="gradient" draw:fill-gradient-name="Gradient_20_12" style:repeat="repeat" draw:textarea-vertical-align="middle" fo:padding-top="0.141cm" fo:padding-bottom="0.141cm" fo:padding-left="0.141cm" fo:padding-right="0.141cm"/>
      <style:paragraph-properties fo:margin-left="0cm" fo:margin-right="0cm" fo:line-height="100%" fo:text-indent="0cm" style:border-line-width="0.017cm 0cm 0.017cm" fo:border="0.017cm solid #b3b3b3" style:punctuation-wrap="hanging" style:line-break="strict"/>
    </style:style>
    <style:style style:name="ce4" style:family="table-cell">
      <style:graphic-properties draw:fill="solid" draw:fill-color="#ffffff" draw:opacity="100%" style:repeat="repeat" draw:textarea-vertical-align="middle" fo:padding-top="0.459cm" fo:padding-bottom="0.459cm" fo:padding-left="0.459cm" fo:padding-right="0.459cm"/>
      <style:paragraph-properties fo:margin-left="0cm" fo:margin-right="0cm" fo:line-height="100%" fo:text-align="start" fo:text-indent="0cm" style:border-line-width="0.017cm 0cm 0.017cm" fo:border="0.017cm solid #b3b3b3" style:punctuation-wrap="hanging" style:line-break="strict"/>
    </style:style>
    <style:style style:name="ce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line-height="100%" fo:text-indent="0cm" style:border-line-width="0.017cm 0cm 0.017cm" fo:border="0.017cm solid #b3b3b3" style:punctuation-wrap="hanging" style:line-break="strict"/>
    </style:style>
    <style:style style:name="ce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line-height="100%" fo:text-indent="0cm" style:border-line-width="0.017cm 0cm 0.017cm" fo:border="0.017cm solid #b3b3b3" style:punctuation-wrap="hanging" style:line-break="strict"/>
    </style:style>
    <style:style style:name="ce7" style:family="table-cell">
      <style:graphic-properties draw:fill="solid" draw:fill-color="#ffffff" draw:opacity="100%" style:repeat="repeat" draw:textarea-vertical-align="middle" fo:padding-top="0.459cm" fo:padding-bottom="0.459cm" fo:padding-left="0.459cm" fo:padding-right="0.459cm"/>
      <style:paragraph-properties fo:margin-left="0cm" fo:margin-right="0cm" fo:line-height="100%" fo:text-align="start" fo:text-indent="0cm" style:border-line-width="0.017cm 0cm 0.017cm" fo:border="0.017cm solid #b3b3b3" style:punctuation-wrap="hanging" style:line-break="strict"/>
    </style:style>
    <style:style style:name="ce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line-height="100%" fo:text-indent="0cm" style:border-line-width="0.017cm 0cm 0.017cm" fo:border="0.017cm solid #b3b3b3" style:punctuation-wrap="hanging" style:line-break="strict"/>
    </style:style>
    <style:style style:name="ce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line-height="100%" fo:text-indent="0cm" style:border-line-width="0.017cm 0cm 0.017cm" fo:border="0.017cm solid #b3b3b3" style:punctuation-wrap="hanging" style:line-break="strict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margin-top="1.058cm" fo:margin-bottom="0cm" fo:text-indent="0cm" style:punctuation-wrap="hanging" style:line-break="strict"/>
    </style:style>
    <style:style style:name="P5" style:family="paragraph">
      <style:paragraph-properties fo:margin-left="0cm" fo:margin-right="0cm" fo:margin-top="0.846cm" fo:margin-bottom="0cm" fo:line-height="100%" fo:text-indent="0cm" style:punctuation-wrap="hanging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.158cm" fo:margin-right="0cm" fo:line-height="100%" fo:text-indent="0cm" style:punctuation-wrap="hanging" style:line-break="strict"/>
    </style:style>
    <style:style style:name="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T1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2" style:family="text">
      <style:text-properties fo:font-size="30pt" fo:language="en" fo:country="US" style:font-size-asian="30pt" style:font-size-complex="30pt"/>
    </style:style>
    <style:style style:name="T3" style:family="text">
      <style:text-properties fo:language="en" fo:country="US"/>
    </style:style>
    <style:style style:name="T4" style:family="text">
      <style:text-properties fo:color="#a82840" fo:language="en" fo:country="US" fo:font-weight="bold" style:font-weight-asian="bold" style:font-weight-complex="bold"/>
    </style:style>
    <style:style style:name="T5" style:family="text">
      <style:text-properties fo:color="#a82840" fo:language="en" fo:country="US"/>
    </style:style>
    <style:style style:name="T6" style:family="text">
      <style:text-properties fo:color="#a82840" fo:font-family="Arial" style:font-pitch="variable" fo:font-size="64pt" fo:language="en" fo:country="US" fo:font-weight="bold" style:font-family-asian="Arial" style:font-pitch-asian="variable" style:font-size-asian="64pt" style:font-weight-asian="bold" style:font-family-complex="Arial" style:font-pitch-complex="variable" style:font-size-complex="64pt" style:font-weight-complex="bold"/>
    </style:style>
    <style:style style:name="T7" style:family="text">
      <style:text-properties fo:color="#000000" fo:font-family="Arial" style:font-pitch="variable" fo:font-size="24pt" fo:language="en" fo:country="US" style:font-family-asian="Arial" style:font-pitch-asian="variable" style:font-size-asian="24pt" style:font-family-complex="Arial" style:font-pitch-complex="variable" style:font-size-complex="24pt"/>
    </style:style>
    <style:style style:name="T8" style:family="text">
      <style:text-properties fo:color="#000000" fo:font-family="Arial" style:font-pitch="variable" fo:font-size="40pt" fo:language="en" fo:country="US" style:font-family-asian="Arial" style:font-pitch-asian="variable" style:font-size-asian="40pt" style:font-family-complex="Arial" style:font-pitch-complex="variable" style:font-size-complex="40pt"/>
    </style:style>
    <style:style style:name="T9" style:family="text">
      <style:text-properties fo:color="#000000" fo:font-family="Arial" style:font-pitch="variable" fo:font-size="34pt" fo:language="en" fo:country="US" style:font-family-asian="Arial" style:font-pitch-asian="variable" style:font-size-asian="34pt" style:font-family-complex="Arial" style:font-pitch-complex="variable" style:font-size-complex="34pt"/>
    </style:style>
    <style:style style:name="T10" style:family="text">
      <style:text-properties fo:color="#ffffff" fo:font-family="Arial" style:font-pitch="variable" fo:font-size="24pt" fo:language="en" fo:country="US" style:font-family-asian="Arial" style:font-pitch-asian="variable" style:font-size-asian="24pt" style:font-family-complex="Arial" style:font-pitch-complex="variable" style:font-size-complex="24pt"/>
    </style:style>
    <style:style style:name="T11" style:family="text">
      <style:text-properties fo:color="#000000" fo:font-family="Arial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T12" style:family="text">
      <style:text-properties fo:color="#000000" fo:font-family="Arial" style:font-pitch="variable" fo:font-size="18pt" fo:language="en" fo:country="US" style:font-size-asian="18pt" style:font-size-complex="18pt"/>
    </style:style>
    <style:style style:name="T13" style:family="text">
      <style:text-properties fo:font-family="Verdana" style:font-pitch="variable" fo:font-size="11pt" fo:language="en" fo:country="US" style:font-family-asian="Verdana" style:font-pitch-asian="variable" style:font-size-asian="11pt" style:font-family-complex="Verdana" style:font-pitch-complex="variable" style:font-size-complex="11pt"/>
    </style:style>
    <text:list-style style:name="L1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a82840" fo:font-size="100%"/>
      </text:list-level-style-number>
    </text:list-style>
    <text:list-style style:name="L3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c003e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Default" presentation:use-date-time-name="dtd1">
        <presentation:notes draw:style-name="dp2">
          <draw:page-thumbnail draw:style-name="gr1" draw:layer="layout" svg:width="12.7cm" svg:height="14.481cm" svg:x="3.175cm" svg:y="-0.573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iteltext" draw:style-name="dp3" draw:master-page-name="Title1" presentation:use-date-time-name="dtd1">
        <draw:custom-shape draw:name="Slide Number Placeholder 3" draw:style-name="gr2" draw:text-style-name="P2" draw:layer="layout" svg:width="0.869cm" svg:height="0.847cm" svg:x="32.389cm" svg:y="25.32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30.727cm" svg:height="1.589cm" svg:x="2.468cm" svg:y="3.95cm" presentation:class="title" presentation:user-transformed="true">
          <draw:text-box>
            <text:list text:style-name="L2">
              <text:list-header>
                <text:p text:style-name="P3"><text:span text:style-name="T2">Titeltext</text:span></text:p>
              </text:list-header>
            </text:list>
          </draw:text-box>
        </draw:frame>
        <draw:frame presentation:style-name="pr3" draw:text-style-name="P2" draw:layer="layout" svg:width="30.692cm" svg:height="17.145cm" svg:x="2.469cm" svg:y="6.631cm" presentation:class="outline" presentation:user-transformed="true">
          <draw:text-box>
            <text:list text:style-name="L3">
              <text:list-item>
                <text:p text:style-name="P4"><text:span text:style-name="T3">Das </text:span><text:span text:style-name="T4">nächste Wort</text:span><text:span text:style-name="T5"> </text:span><text:span text:style-name="T3">soll hervorgehoben werden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14.481cm" svg:x="3.175cm" svg:y="-0.573cm" draw:page-number="2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3" draw:style-name="dp4" draw:master-page-name="Title2" presentation:use-date-time-name="dtd1" xml:id="id1" draw:id="id1">
        <draw:custom-shape draw:name="Rectangle 1" draw:style-name="gr3" draw:text-style-name="P2" draw:layer="layout" svg:width="31.962cm" svg:height="3.422cm" svg:x="1.737cm" svg:y="11.809cm">
          <text:list text:style-name="L2">
            <text:list-header>
              <text:p text:style-name="P1"><text:span text:style-name="T6">Zwischenüberschrift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12.7cm" svg:height="14.481cm" svg:x="3.175cm" svg:y="-0.573cm" draw:page-number="3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4" draw:style-name="dp4" draw:master-page-name="Title1" presentation:use-date-time-name="dtd1" xml:id="id2" draw:id="id2">
        <draw:custom-shape draw:name="Slide Number Placeholder 3" draw:style-name="gr2" draw:text-style-name="P2" draw:layer="layout" svg:width="0.869cm" svg:height="0.847cm" svg:x="32.389cm" svg:y="25.32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">
          <draw:custom-shape draw:name="Rectangle 2" draw:style-name="gr4" draw:text-style-name="P2" draw:layer="layout" svg:width="10.865cm" svg:height="4.621cm" draw:transform="rotate (0.03490658503988) translate (3.023cm 5.386cm)">
            <text:list text:style-name="L4">
              <text:list-header>
                <text:p text:style-name="P5"><text:span text:style-name="T7">Notiz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name="Picture 3" draw:style-name="gr5" draw:text-style-name="P6" draw:layer="layout" svg:width="12.206cm" svg:height="6.597cm" svg:x="2.447cm" svg:y="4.564cm">
            <draw:image xlink:href="Pictures/100002010000015A000000BB277D3195.png" xlink:type="simple" xlink:show="embed" xlink:actuate="onLoad">
              <text:p/>
            </draw:image>
          </draw:frame>
        </draw:g>
        <draw:frame draw:name="Picture 4" draw:style-name="gr5" draw:text-style-name="P6" draw:layer="layout" svg:width="3.351cm" svg:height="1.834cm" svg:x="24.518cm" svg:y="17.11cm">
          <draw:image xlink:href="Pictures/100002010000005F00000034C0DCD3CB.png" xlink:type="simple" xlink:show="embed" xlink:actuate="onLoad">
            <text:p/>
          </draw:image>
        </draw:frame>
        <draw:frame draw:name="Picture 5" draw:style-name="gr5" draw:text-style-name="P6" draw:layer="layout" svg:width="3.351cm" svg:height="1.834cm" svg:x="19.65cm" svg:y="17.11cm">
          <draw:image xlink:href="Pictures/100002010000005F0000003489787AFE.png" xlink:type="simple" xlink:show="embed" xlink:actuate="onLoad">
            <text:p/>
          </draw:image>
        </draw:frame>
        <draw:custom-shape draw:name="AutoShape 6" draw:style-name="gr6" draw:text-style-name="P2" draw:layer="layout" svg:width="16.545cm" svg:height="4.057cm" svg:x="16.369cm" svg:y="6.703cm">
          <text:list text:style-name="L4">
            <text:list-header>
              <text:p text:style-name="P1"><text:span text:style-name="T8">Box 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41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AutoShape 7">
          <draw:frame draw:name="AutoShape 7" draw:style-name="gr5" draw:text-style-name="P6" draw:layer="layout" svg:width="7.822cm" svg:height="2.778cm" svg:x="16.409cm" svg:y="11.192cm">
            <draw:image xlink:href="Pictures/10000201000001CE000000A4E3CCDB9E.png" xlink:type="simple" xlink:show="embed" xlink:actuate="onLoad">
              <text:p/>
            </draw:image>
          </draw:frame>
          <draw:custom-shape draw:style-name="gr7" draw:text-style-name="P2" draw:layer="layout" svg:width="7.638cm" svg:height="2.593cm" svg:x="16.501cm" svg:y="11.28cm">
            <text:list text:style-name="L4">
              <text:list-header>
                <text:p text:style-name="P7"><text:span text:style-name="T9">Box 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AutoShape 8" draw:style-name="gr8" draw:text-style-name="P2" draw:layer="layout" svg:width="16.545cm" svg:height="1.975cm" svg:x="16.369cm" svg:y="4.163cm">
          <text:list text:style-name="L5">
            <text:list-header>
              <text:p text:style-name="P1"><text:span text:style-name="T10">Box 1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gr9" draw:text-style-name="P2" draw:layer="layout" svg:width="6.385cm" svg:height="1.164cm" svg:x="24.906cm" svg:y="11.324cm">
          <text:list text:style-name="L4">
            <text:list-header>
              <text:p text:style-name="P7"><text:span text:style-name="T11">Box 4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86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gr10" draw:text-style-name="P2" draw:layer="layout" svg:width="4.198cm" svg:height="1.729cm" draw:transform="rotate (3.1415926535892) translate (22.719cm 16.509cm)">
          <text:list text:style-name="">
            <text:list-header>
              <text:p text:style-name="P3"/>
            </text:list-header>
          </text:list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11" draw:style-name="gr11" draw:text-style-name="P2" draw:layer="layout" svg:width="9.807cm" svg:height="1.023cm" svg:x="24.022cm" svg:y="14.746cm">
          <text:list text:style-name="">
            <text:list-header>
              <text:p text:style-name="P3"/>
            </text:list-header>
          </text:list>
          <draw:enhanced-geometry svg:viewBox="0 0 21600 21600" draw:text-areas="0 ?f0 ?f5 ?f2" draw:mirror-horizontal="true" draw:type="right-arrow" draw:modifiers="1952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layer="layout" svg:width="14.075cm" svg:height="5.357cm" svg:x="2.646cm" svg:y="15.91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>
                <text:list text:style-name="L6">
                  <text:list-header>
                    <text:p text:style-name="P1"><text:span text:style-name="T12">Spalte 1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"><text:span text:style-name="T12">Spalte 2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6">
                  <text:list-header>
                    <text:p text:style-name="P8"><text:span text:style-name="T12">text1</text:span></text:p>
                  </text:list-header>
                </text:list>
              </table:table-cell>
              <table:table-cell table:style-name="ce5"/>
              <table:table-cell table:style-name="ce6"/>
            </table:table-row>
            <table:table-row table:style-name="ro1">
              <table:table-cell table:style-name="ce7">
                <text:list text:continue-numbering="true" text:style-name="L6">
                  <text:list-header>
                    <text:p text:style-name="P8"><text:span text:style-name="T12">text2</text:span></text:p>
                  </text:list-header>
                </text:list>
              </table:table-cell>
              <table:table-cell table:style-name="ce8"/>
              <table:table-cell table:style-name="ce9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2s" smil:type="dissolve"/>
          </anim:par>
          <anim:seq smil:dur="0s" presentation:node-type="main-sequence"/>
        </anim:par>
        <presentation:notes draw:style-name="dp5" presentation:use-date-time-name="dtd1">
          <draw:page-thumbnail draw:layer="layout" svg:width="12.7cm" svg:height="9.525cm" svg:x="3.175cm" svg:y="1.905cm" draw:page-number="4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list text:style-name="L7">
                <text:list-header>
                  <text:p text:style-name="P1"><text:span text:style-name="T13">It’s all about developer productivty</text:span></text:p>
                  <text:p text:style-name="P1"><text:span text:style-name="T13">Raise the abstraction level to increase it</text:span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000000" draw:end-color="#530000" draw:start-intensity="100%" draw:end-intensity="100%" draw:angle="0" draw:border="0%"/>
    <draw:gradient draw:name="Gradient_20_11" draw:display-name="Gradient 11" draw:style="linear" draw:start-color="#ffffff" draw:end-color="#000000" draw:start-intensity="100%" draw:end-intensity="100%" draw:angle="2700" draw:border="0%"/>
    <draw:gradient draw:name="Gradient_20_12" draw:display-name="Gradient 12" draw:style="linear" draw:start-color="#959595" draw:end-color="#ffffff" draw:start-intensity="100%" draw:end-intensity="100%" draw:angle="0" draw:border="0%"/>
    <draw:gradient draw:name="Gradient_20_7" draw:display-name="Gradient 7" draw:style="linear" draw:start-color="#ffffff" draw:end-color="#ffffff" draw:start-intensity="100%" draw:end-intensity="100%" draw:angle="2700" draw:border="0%"/>
    <draw:gradient draw:name="Gradient_20_8" draw:display-name="Gradient 8" draw:style="linear" draw:start-color="#464658" draw:end-color="#000000" draw:start-intensity="100%" draw:end-intensity="100%" draw:angle="0" draw:border="0%"/>
    <draw:gradient draw:name="Gradient_20_9" draw:display-name="Gradient 9" draw:style="linear" draw:start-color="#ebebeb" draw:end-color="#c0c0c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๏">
            <style:list-level-properties text:min-label-width="1.411cm"/>
            <style:text-properties fo:font-family="Thonburi" style:font-pitch="variable" fo:color="#a8284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1.058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3.135cm" text:min-label-width="1.058cm"/>
            <style:text-properties fo:font-family="'Lucida Grande'" style:font-pitch="variable" fo:color="#a8284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1.058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09cm"/>
          <style:tab-stop style:position="4.149cm"/>
          <style:tab-stop style:position="6.689cm"/>
          <style:tab-stop style:position="9.229cm"/>
          <style:tab-stop style:position="11.769cm"/>
          <style:tab-stop style:position="14.309cm"/>
          <style:tab-stop style:position="16.849cm"/>
          <style:tab-stop style:position="19.389cm"/>
          <style:tab-stop style:position="21.929cm"/>
          <style:tab-stop style:position="24.46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a8284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284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๏">
            <style:list-level-properties text:min-label-width="1.411cm"/>
            <style:text-properties fo:font-family="Thonburi" style:font-pitch="variable" fo:color="#96000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0.35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-1.945cm" text:min-label-distance="1.945cm"/>
            <style:text-properties fo:font-family="'Lucida Grande'" style:font-pitch="variable" fo:color="#96000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0.35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 text:min-label-width="-1.945cm" text:min-label-distance="1.94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96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6000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>
      <style:graphic-properties draw:stroke="solid" svg:stroke-width="0.035cm" svg:stroke-color="#6c6c6a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>
      <style:graphic-properties draw:stroke="none" draw:fill="gradient" draw:fill-color="#ffffff" draw:fill-gradient-name="Gradient_20_7" draw:opacity="95%" draw:textarea-horizontal-align="justify" draw:textarea-vertical-align="top" draw:auto-grow-height="false" fo:padding-top="0cm" fo:padding-bottom="0cm" fo:padding-left="0cm" fo:padding-right="0cm" fo:wrap-option="wrap"/>
    </style:style>
    <style:style style:name="Mgr8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MT2" style:family="text">
      <style:text-properties fo:color="#7f7f7f" fo:font-family="Arial" style:font-pitch="variable" fo:font-size="14pt" style:font-family-asian="Arial" style:font-pitch-asian="variable" style:font-size-asian="14pt" style:font-family-complex="Arial" style:font-pitch-complex="variable" style:font-size-complex="14pt"/>
    </style:style>
    <style:style style:name="MT3" style:family="text">
      <style:text-properties fo:color="#a92841" fo:font-family="Arial" style:font-pitch="variable" fo:font-size="24pt" fo:language="de" fo:country="CH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a92841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12.7cm" svg:height="14.481cm" svg:x="3.175cm" svg:y="-0.57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13" draw:style-name="Mgr3" draw:text-style-name="MP3" draw:layer="backgroundobjects" svg:width="36.124cm" svg:height="2.805cm" svg:x="0cm" svg:y="0.37cm">
        <draw:image xlink:href="Pictures/100000000000063D0000007C340880C9.jpg" xlink:type="simple" xlink:show="embed" xlink:actuate="onLoad">
          <text:p/>
        </draw:image>
      </draw:frame>
      <draw:frame presentation:style-name="Title1-outline1" draw:layer="backgroundobjects" svg:width="30.692cm" svg:height="17.145cm" svg:x="2.469cm" svg:y="6.631cm" presentation:class="outline" presentation:placeholder="true">
        <draw:text-box/>
      </draw:frame>
      <draw:frame presentation:style-name="Title1-title" draw:layer="backgroundobjects" svg:width="30.727cm" svg:height="1.807cm" svg:x="2.468cm" svg:y="3.732cm" presentation:class="title" presentation:placeholder="true">
        <draw:text-box/>
      </draw:frame>
      <draw:frame presentation:style-name="Mpr1" draw:text-style-name="MP6" draw:layer="backgroundobjects" svg:width="0.869cm" svg:height="0.853cm" svg:x="32.388cm" svg:y="25.328cm" presentation:class="page-number">
        <draw:text-box>
          <text:list text:style-name="ML2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draw:custom-shape draw:name="Rectangle 10" draw:style-name="Mgr5" draw:text-style-name="MP8" draw:layer="backgroundobjects" svg:width="13.794cm" svg:height="0.846cm" svg:x="2.434cm" svg:y="25.312cm">
        <text:list text:style-name="ML2">
          <text:list-header>
            <text:p text:style-name="MP7"><text:span text:style-name="MT2">www.canoo.com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12.7cm" svg:height="14.481cm" svg:x="3.175cm" svg:y="-0.573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line draw:name="Line 1" draw:style-name="Mgr6" draw:text-style-name="MP3" draw:layer="backgroundobjects" svg:x1="6.769cm" svg:y1="1.976cm" svg:x2="36.226cm" svg:y2="1.976cm">
        <text:p/>
      </draw:line>
      <draw:line draw:name="Line 2" draw:style-name="Mgr6" draw:text-style-name="MP3" draw:layer="backgroundobjects" svg:x1="6.773cm" svg:y1="1.729cm" svg:x2="36.226cm" svg:y2="1.729cm">
        <text:p/>
      </draw:line>
      <draw:line draw:name="Line 3" draw:style-name="Mgr6" draw:text-style-name="MP3" draw:layer="backgroundobjects" svg:x1="6.771cm" svg:y1="1.481cm" svg:x2="36.224cm" svg:y2="1.476cm">
        <text:p/>
      </draw:line>
      <draw:line draw:name="Line 4" draw:style-name="Mgr6" draw:text-style-name="MP3" draw:layer="backgroundobjects" svg:x1="6.771cm" svg:y1="1.234cm" svg:x2="36.224cm" svg:y2="1.229cm">
        <text:p/>
      </draw:line>
      <draw:line draw:name="Line 5" draw:style-name="Mgr6" draw:text-style-name="MP3" draw:layer="backgroundobjects" svg:x1="6.771cm" svg:y1="0.987cm" svg:x2="36.224cm" svg:y2="0.982cm">
        <text:p/>
      </draw:line>
      <draw:line draw:name="Line 6" draw:style-name="Mgr6" draw:text-style-name="MP3" draw:layer="backgroundobjects" svg:x1="6.771cm" svg:y1="0.736cm" svg:x2="36.224cm" svg:y2="0.736cm">
        <text:p/>
      </draw:line>
      <draw:custom-shape draw:name="Rectangle 7" draw:style-name="Mgr7" draw:text-style-name="MP8" draw:layer="backgroundobjects" svg:width="18.098cm" svg:height="3.528cm" svg:x="6.738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7.699cm" svg:height="1.129cm" svg:x="2.54cm" svg:y="1.023cm">
        <draw:image xlink:href="Pictures/10000201000001870000003A6F1D0DB6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12.7cm" svg:height="14.481cm" svg:x="3.175cm" svg:y="-0.573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custom-shape draw:name="Subtitle 2" draw:style-name="Mgr8" draw:text-style-name="MP8" draw:layer="backgroundobjects" svg:width="25.286cm" svg:height="1.481cm" svg:x="2.187cm" svg:y="20.532cm">
        <text:list text:style-name="ML3">
          <text:list-header>
            <text:p text:style-name="MP7"><text:span text:style-name="MT3">Vorname Nachnam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12.7cm" svg:height="14.481cm" svg:x="3.175cm" svg:y="-0.573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creation-date>2010-03-22T13:54:35</meta:creation-date>
    <dc:creator>Felix Schrape</dc:creator>
    <dc:date>2010-03-22T14:35:33</dc:date>
    <meta:editing-cycles>6</meta:editing-cycles>
    <meta:editing-duration>PT30M8S</meta:editing-duration>
    <meta:generator>LibreOffice/3.3$Unix LibreOffice_project/330m19$Build-8</meta:generator>
    <meta:document-statistic meta:object-count="65"/>
  </office:meta>
</office:document-meta>
</file>